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388A00001D903A89162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officeooo:rsid="000afd31" officeooo:paragraph-rsid="000af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-0.404cm" svg:y="1.72cm" svg:width="14.474cm" svg:height="7.569cm" draw:z-index="0"><draw:image xlink:href="Pictures/200000090000388A00001D903A89162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08:37:10.468000000</dc:date>
    <meta:document-statistic meta:table-count="0" meta:image-count="1" meta:object-count="0" meta:page-count="1" meta:paragraph-count="0" meta:word-count="0" meta:character-count="0" meta:non-whitespace-character-count="0"/>
    <meta:generator>LibreOffice/4.2.1.1$Windows_x86 LibreOffice_project/d7dbbd7842e6a58b0f521599204e827654e1fb8b</meta:generator>
  </office:meta>
</office:document-meta>
</file>